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9cm" fo:min-width="3.6cm"/>
    </style:style>
    <style:style style:name="gr2" style:family="graphic" style:parent-style-name="standard">
      <style:graphic-properties draw:fill-color="#f79448" draw:textarea-horizontal-align="justify" draw:textarea-vertical-align="middle" draw:auto-grow-height="false" fo:min-height="0.39cm" fo:min-width="1.78cm"/>
    </style:style>
    <style:style style:name="gr3" style:family="graphic" style:parent-style-name="standard">
      <style:graphic-properties draw:fill-color="#f79448" draw:textarea-horizontal-align="justify" draw:textarea-vertical-align="middle" draw:auto-grow-height="false" fo:min-height="0.39cm" fo:min-width="1.863cm"/>
    </style:style>
    <style:style style:name="gr4" style:family="graphic" style:parent-style-name="standard">
      <style:graphic-properties draw:fill-color="#f79448" draw:textarea-horizontal-align="justify" draw:textarea-vertical-align="middle" draw:auto-grow-height="false" fo:min-height="0.39cm" fo:min-width="2.792cm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0.39cm" fo:min-width="2.077cm"/>
    </style:style>
    <style:style style:name="gr6" style:family="graphic" style:parent-style-name="standard">
      <style:graphic-properties draw:textarea-horizontal-align="justify" draw:textarea-vertical-align="middle" draw:auto-grow-height="false" fo:min-height="0.39cm" fo:min-width="1.36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39cm" fo:min-width="1.36cm"/>
    </style:style>
    <style:style style:name="gr9" style:family="graphic" style:parent-style-name="standard">
      <style:graphic-properties draw:fill-color="#fff685" draw:textarea-horizontal-align="justify" draw:textarea-vertical-align="middle" draw:auto-grow-height="false" fo:min-height="0.39cm" fo:min-width="1.862cm"/>
    </style:style>
    <style:style style:name="P1" style:family="paragraph">
      <style:paragraph-properties fo:text-align="center"/>
      <style:text-properties fo:font-size="9pt"/>
    </style:style>
    <style:style style:name="P2" style:family="paragraph">
      <loext:graphic-properties draw:fill-color="#f79448"/>
      <style:paragraph-properties fo:text-align="center"/>
      <style:text-properties fo:font-size="9pt"/>
    </style:style>
    <style:style style:name="P3" style:family="paragraph">
      <loext:graphic-properties draw:fill-color="#add58a"/>
      <style:paragraph-properties fo:text-align="center"/>
      <style:text-properties fo:font-size="9pt"/>
    </style:style>
    <style:style style:name="P4" style:family="paragraph">
      <loext:graphic-properties draw:fill="none"/>
      <style:paragraph-properties fo:text-align="center"/>
      <style:text-properties fo:font-size="9pt"/>
    </style:style>
    <style:style style:name="P5" style:family="paragraph">
      <loext:graphic-properties draw:fill-color="#fff685"/>
      <style:paragraph-properties fo:text-align="center"/>
      <style:text-properties fo:font-size="9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1cm" svg:height="0.64cm" svg:x="3cm" svg:y="5.76cm">
          <text:p text:style-name="P1">SFrameMatrixSynchronize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28cm" svg:height="0.64cm" svg:x="9.32cm" svg:y="6.794cm">
          <text:p text:style-name="P1">SPoseFrom2d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363cm" svg:height="0.64cm" svg:x="6.037cm" svg:y="6.8cm">
          <text:p text:style-name="P1">SArucoTrac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292cm" svg:height="0.64cm" svg:x="12.408cm" svg:y="6.8cm">
          <text:p text:style-name="P1">SConcatenateMatr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3" xml:id="id3" draw:id="id3" draw:layer="layout" svg:width="2.577cm" svg:height="0.64cm" svg:x="9.223cm" svg:y="7.86cm">
          <text:p text:style-name="P1">SDistor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7" draw:id="id7" draw:layer="layout" svg:width="1.861cm" svg:height="0.64cm" svg:x="17.939cm" svg:y="5.62cm">
          <text:p text:style-name="P1">SRend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05cm" svg:y1="6.4cm" svg:x2="6.037cm" svg:y2="7.12cm" draw:start-shape="id1" draw:start-glue-point="2" draw:end-shape="id2" draw:end-glue-point="3" svg:d="M5050 6400v720h987" svg:viewBox="0 0 988 721">
          <text:p/>
        </draw:connector>
        <draw:connector draw:style-name="gr7" draw:text-style-name="P4" draw:layer="layout" svg:x1="5.05cm" svg:y1="6.4cm" svg:x2="9.223cm" svg:y2="8.18cm" draw:start-shape="id1" draw:start-glue-point="2" draw:end-shape="id3" draw:end-glue-point="3" svg:d="M5050 6400v1780h4173" svg:viewBox="0 0 4174 1781">
          <text:p/>
        </draw:connector>
        <draw:connector draw:style-name="gr7" draw:text-style-name="P4" draw:layer="layout" svg:x1="11.6cm" svg:y1="7.114cm" svg:x2="12.408cm" svg:y2="7.12cm" draw:start-shape="id4" draw:start-glue-point="1" draw:end-shape="id5" draw:end-glue-point="3" svg:d="M11600 7114h404v6h404" svg:viewBox="0 0 809 7">
          <text:p/>
        </draw:connector>
        <draw:connector draw:style-name="gr7" draw:text-style-name="P4" draw:layer="layout" svg:x1="8.4cm" svg:y1="7.12cm" svg:x2="9.32cm" svg:y2="7.114cm" draw:start-shape="id2" draw:start-glue-point="1" draw:end-shape="id4" draw:end-glue-point="3" svg:d="M8400 7120h460v-6h460" svg:viewBox="0 0 921 7">
          <text:p/>
        </draw:connector>
        <draw:connector draw:style-name="gr7" draw:text-style-name="P4" draw:layer="layout" svg:x1="11.8cm" svg:y1="8.18cm" svg:x2="16.219cm" svg:y2="6.26cm" draw:start-shape="id3" draw:start-glue-point="1" draw:end-shape="id6" draw:end-glue-point="2" svg:d="M11800 8180h4419v-1920" svg:viewBox="0 0 4420 1921">
          <text:p/>
        </draw:connector>
        <draw:connector draw:style-name="gr7" draw:text-style-name="P4" draw:layer="layout" svg:x1="15.7cm" svg:y1="7.12cm" svg:x2="16.219cm" svg:y2="6.26cm" draw:start-shape="id5" draw:start-glue-point="1" draw:end-shape="id6" svg:d="M15700 7120h519v-860" svg:viewBox="0 0 520 861">
          <text:p/>
        </draw:connector>
        <draw:custom-shape draw:style-name="gr8" draw:text-style-name="P1" xml:id="id6" draw:id="id6" draw:layer="layout" svg:width="1.86cm" svg:height="0.64cm" svg:x="15.289cm" svg:y="5.62cm">
          <text:p text:style-name="P1">SSignalG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6.219cm" svg:y1="5.62cm" svg:x2="5.05cm" svg:y2="5.76cm" draw:start-shape="id6" draw:start-glue-point="0" draw:end-shape="id1" draw:end-glue-point="0" svg:d="M16219 5620v-501h-11169v641" svg:viewBox="0 0 11170 642">
          <text:p/>
        </draw:connector>
        <draw:connector draw:style-name="gr7" draw:text-style-name="P4" draw:layer="layout" svg:x1="17.149cm" svg:y1="5.94cm" svg:x2="17.939cm" svg:y2="5.94cm" draw:start-shape="id6" draw:start-glue-point="1" draw:end-shape="id7" draw:end-glue-point="3" svg:d="M17149 5940h790" svg:viewBox="0 0 791 1">
          <text:p/>
        </draw:connector>
        <draw:custom-shape draw:style-name="gr9" draw:text-style-name="P5" xml:id="id8" draw:id="id8" draw:layer="layout" svg:width="2.362cm" svg:height="0.64cm" svg:x="1.138cm" svg:y="4.2cm">
          <text:p text:style-name="P1">SFrameGrabber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2.319cm" svg:y1="4.84cm" svg:x2="3cm" svg:y2="6.08cm" draw:start-shape="id8" draw:start-glue-point="2" draw:end-shape="id1" svg:d="M2319 4840v1240h681" svg:viewBox="0 0 682 12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7:09:07.133149593</meta:creation-date>
    <dc:date>2019-02-28T17:50:36.938443931</dc:date>
    <meta:editing-duration>PT30M6S</meta:editing-duration>
    <meta:editing-cycles>6</meta:editing-cycles>
    <meta:generator>LibreOffice/6.0.7.3$Linux_X86_64 LibreOffice_project/00m0$Build-3</meta:generator>
    <meta:document-statistic meta:object-count="17"/>
  </office:meta>
</office:document-meta>
</file>